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23</text:p>
      <text:p text:style-name="Standard"/>
      <text:p text:style-name="Standard">Demandeur : EARL ELEVAGE DES TREFLES</text:p>
      <text:p text:style-name="Standard">Adresse : 4 QUINQUIS CRENN<text:line-break/>22160 BULAT PESTIVIEN</text:p>
      <text:p text:style-name="Standard">Cédant : GAEC DES TREFLES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MAEL-PESTIVIEN</text:p>
      <text:p text:style-name="Standard"/>
      <text:p text:style-name="Standard">----------------------------------------</text:p>
      <text:p text:style-name="Standard">Commune : BULAT-PESTIVIEN</text:p>
      <text:p text:style-name="Standard"/>
      <text:p text:style-name="Standard"/>
      <text:p text:style-name="Standard"/>
      <text:p text:style-name="P1">Dossier n° : C22250323</text:p>
      <text:p text:style-name="P1"/>
      <text:p text:style-name="P1">Demandeur : EARL ELEVAGE DES TREFLES</text:p>
      <text:p text:style-name="P1">Adresse : 4 QUINQUIS CRENN<text:line-break/>22160 BULAT PESTIVIEN</text:p>
      <text:p text:style-name="P1">Cédant : GAEC DES TREFLES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MAEL-PESTIVIEN</text:p>
      <text:p text:style-name="P1"/>
      <text:p text:style-name="P1"/>
      <text:p text:style-name="P1">Parcelles : A279 - A285 - A286 - A287 - A288 - A341 - A343 - A344 - A345 - A346 - A347 - A348 - A350 - A351 - A353 - A354 - A355 - A356 - A357 - A362 - A393 - A394 - A395 - A455 - A456 - A458 - A459 - A480 - A481 - A1017 - B381 - B388 - B391 - A91 - A92 - A93 - A107 - A108 - A109 - A110 - A111 - A148 - A150 - A153 - A155 - A156 - A157 - A158 - A187</text:p>
      <text:p text:style-name="P1">Superficie : 44,2343 ha</text:p>
      <text:p text:style-name="P1"/>
      <text:p text:style-name="P1"/>
      <text:p text:style-name="P1">----------------------------------------</text:p>
      <text:p text:style-name="P1">Type : parcelles</text:p>
      <text:p text:style-name="P1">Commune : BULAT-PESTIVIEN</text:p>
      <text:p text:style-name="P1"/>
      <text:p text:style-name="P1"/>
      <text:p text:style-name="P1">Parcelles : B617A - B92 - B93 - B99 - B100 - B107 - B131 - B132 - B154 - B352 - B364 - B421 - B422 - B423 - B429 - B430 - B432 - B433 - B437 - B438 - B439 - B440 - B441 - B443 - B444 - B445 - B446 - B451 - B458 - B459 - B460 - B482 - B483 - B485 - B505 - B547 - B549 - B436 - B428 - B435 - B309 - B310 - B311 - B321 - B341 - C293 - B486 - B487 - B488 - B495 - B496 - B499 - B500 - B501 - B506 - B94 - B95 - B118 - B119 - B120 - B168 - B179 - B300 - B322 - B346 - B347 - B354 - B359 - B372 - B426 - B492 - B493 - B494 - B497 - B498 - B503 - B504 - B508 - B509 - B510 - B523 - B525 - B532 - B541 - B544 - B548 - B551 - B552 - B558 - C192 - C289 - C291 - C292 - C294 - C295 - C296 - C297 - C398</text:p>
      <text:p text:style-name="P1">Superficie : 74,8525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